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1" svg:font-family="'Courier New'" style:font-family-generic="modern" style:font-pitch="fixed"/>
    <style:font-face style:name="Courier New" svg:font-family="'Courier New'"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1165" officeooo:paragraph-rsid="00061165"/>
    </style:style>
    <style:style style:name="P2" style:family="paragraph" style:parent-style-name="Standard">
      <style:paragraph-properties fo:text-align="center" style:justify-single-word="false"/>
      <style:text-properties officeooo:rsid="00061165" officeooo:paragraph-rsid="00061165"/>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061165" officeooo:paragraph-rsid="00061165" style:font-size-asian="14pt" style:font-size-complex="14pt"/>
    </style:style>
    <style:style style:name="P4" style:family="paragraph" style:parent-style-name="Standard">
      <style:paragraph-properties fo:text-align="center" style:justify-single-word="false"/>
      <style:text-properties fo:font-style="normal" fo:font-weight="bold" officeooo:rsid="00061165" officeooo:paragraph-rsid="00061165"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061165" officeooo:paragraph-rsid="00061165"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061165" officeooo:paragraph-rsid="0007c3c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rsid="0007c3c7" officeooo:paragraph-rsid="0007c3c7"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Courier New1" fo:font-size="10pt" fo:font-style="normal" fo:font-weight="normal" officeooo:rsid="0007c3c7" officeooo:paragraph-rsid="0007c3c7"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Courier New1" fo:font-size="10pt" fo:font-style="normal" fo:font-weight="normal" officeooo:rsid="0007c3c7" officeooo:paragraph-rsid="0007faae"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Courier New1" fo:font-size="10pt" fo:font-style="normal" fo:font-weight="normal" officeooo:rsid="0007faae" officeooo:paragraph-rsid="0007faae"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fo:color="#ff3333" style:font-name="Courier New1" fo:font-size="10pt" fo:font-style="normal" fo:font-weight="normal" officeooo:rsid="0007faae" officeooo:paragraph-rsid="0007faae"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fo:break-before="page"/>
      <style:text-properties fo:font-style="normal" fo:font-weight="bold" officeooo:rsid="0007c3c7" officeooo:paragraph-rsid="0007c3c7" style:font-style-asian="normal" style:font-weight-asian="bold" style:font-style-complex="normal" style:font-weight-complex="bold"/>
    </style:style>
    <style:style style:name="P13" style:family="paragraph" style:parent-style-name="Standard">
      <style:paragraph-properties fo:text-align="start" style:justify-single-word="false" fo:break-before="page"/>
      <style:text-properties style:font-name="Times New Roman" fo:font-size="12pt" fo:font-style="normal" fo:font-weight="bold" officeooo:rsid="0007faae" officeooo:paragraph-rsid="0007faae"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fo:break-before="page"/>
      <style:text-properties style:font-name="Times New Roman" fo:font-size="12pt" fo:font-style="normal" fo:font-weight="normal" officeooo:rsid="0007c3c7" officeooo:paragraph-rsid="0007c3c7"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7faa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7c3c7"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007c3c7"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7c3c7" style:font-weight-asian="normal" style:font-weight-complex="normal"/>
    </style:style>
    <style:style style:name="T11" style:family="text">
      <style:text-properties style:text-underline-style="none" officeooo:rsid="0007c3c7"/>
    </style:style>
    <style:style style:name="T12" style:family="text">
      <style:text-properties fo:font-style="italic" style:text-underline-style="none" fo:font-weight="normal" officeooo:rsid="0007c3c7" style:font-style-asian="italic" style:font-weight-asian="normal" style:font-style-complex="italic" style:font-weight-complex="normal"/>
    </style:style>
    <style:style style:name="T13" style:family="text">
      <style:text-properties officeooo:rsid="0007faae"/>
    </style:style>
    <style:style style:name="T14" style:family="text">
      <style:text-properties fo:color="#0000ff"/>
    </style:style>
    <style:style style:name="T15" style:family="text">
      <style:text-properties style:use-window-font-color="true"/>
    </style:style>
    <style:style style:name="T16" style:family="text">
      <style:text-properties fo:background-color="#ffff00" loext:char-shading-value="0"/>
    </style:style>
    <style:style style:name="T17" style:family="text">
      <style:text-properties fo:background-color="#ffff00" loext:char-shading-value="0"/>
    </style:style>
    <style:style style:name="T18" style:family="text">
      <style:text-properties fo:background-color="#00ff66" loext:char-shading-value="0"/>
    </style:style>
    <style:style style:name="T19" style:family="text">
      <style:text-properties fo:background-color="#00ff66" loext:char-shading-value="0"/>
    </style:style>
    <style:style style:name="T20" style:family="text">
      <style:text-properties fo:background-color="#cc66ff" loext:char-shading-value="0"/>
    </style:style>
    <style:style style:name="T21" style:family="text">
      <style:text-properties fo:background-color="#cc66ff" loext:char-shading-value="0"/>
    </style:style>
    <style:style style:name="T22" style:family="text">
      <style:text-properties fo:color="#00cc00"/>
    </style:style>
    <style:style style:name="T23" style:family="text">
      <style:text-properties fo:color="#0099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Zerbitzuak – 2016/2017 ikasturtea</text:p>
      <text:p text:style-name="P2"/>
      <text:p text:style-name="P3">7. laborategia: SOAP</text:p>
      <text:p text:style-name="P1"/>
      <text:p text:style-name="P4">H2: Ticket-ak egiaztatzeko funtzioa</text:p>
      <text:p text:style-name="P4"><text:span text:style-name="T3"/></text:p>
      <text:p text:style-name="P5"><text:span text:style-name="T3"><text:tab/>Ariketa honetan </text:span>egiaztatuPasahitza.php<text:span text:style-name="T3"> zerbitzuaren funtzionalitatea hedatu da. Erabilpen ticketa erosi duten erabiltzaileek soilik erabili ahal izango dute Quizz zerbitzua. Ondorioz, pasahitzen zerbitzura baliozkotu behar den pasahitzez gain ticketetako identifikadorea (4 digitudun zenbakia) ere igorri beharko da. Honetarako hainbat fitxategi sortu edota aldatu behar izan dira:</text:span></text:p>
      <text:p text:style-name="P5"><text:span text:style-name="T3"/></text:p>
      <text:p text:style-name="P5"><text:span text:style-name="T3">- </text:span>signUp.html <text:span text:style-name="T3">fitxategiko formularioan eremu berri bat sortu da, erabiltzaileak ticketaren zenbakia sar dezan. Honi lotuta, orri berdineko Javascript-ean zenbaki hau egiaztatzeko funtzio bat sortu da. Bertan XHTTPRequest bat egiten zaio SOAP bezeroari ticketaren zenbakiarekin: ticketaren zenbakia bidaltzen zaio, honek zerbitzarira zenbakia bidaltzen dio, eta zerbitzariaren erantzuna jasotzen du, ondoren XHTTPRequest-a asetzeko. Orain azaldu den bezala, SOAP bezero bat behar izan da; bezero berri hau guk sortu dugu: </text:span>egiaztatuTicketaBezeroa.php</text:p>
      <text:p text:style-name="P5"/>
      <text:p text:style-name="P5">- egiaztatuTicketaBezeroa.php<text:span text:style-name="T3"> </text:span><text:span text:style-name="T6">fitxategi </text:span><text:span text:style-name="T7">berri</text:span><text:span text:style-name="T6">a</text:span><text:span text:style-name="T3">n implementatutako kodeak ticketaren zenbakiak baieztatzen dituen SOAP zerbitzariaren SOAP bezero berri bat sortzen du, eta zerbitzari horren ticketak egiaztatzeko funtzioari dei bat egiten dio, ticketaren zenbakia parametroz pasatuz. Behin erantzuna jasotzerakoa, HTML bezeroari bueltatuko zaio.</text:span></text:p>
      <text:p text:style-name="P5"><text:span text:style-name="T3"/></text:p>
      <text:p text:style-name="P6"><text:span text:style-name="T3">- <text:s/></text:span>egiaztatuPasahitza.php <text:span text:style-name="T4">fitxategian funtzio berri bat implementatu da: </text:span><text:span text:style-name="T7">egiaztatuT</text:span><text:span text:style-name="T10">. Funtzio honek parametro modura ticketaren zenbakia (</text:span><text:span text:style-name="T12">string</text:span><text:span text:style-name="T10">)</text:span><text:span text:style-name="T12"> </text:span><text:span text:style-name="T10">hartzen du. Ondoren, baliozko ticket zenbakien fitxategia irakurtzen du lerroz lerro, eta lerro bakoitzean dagoen balioa emandako ticket zenbakiarekin konparatzen da. Ticketaren zenbakia fitxategian badago, funtzioak "ERABILTZAILE BAIMENDUA" mezua bueltatuko du; aldiz, zenbaki guztiak irakurri ondoren koinzidentziarik aurkitu ez badu, "BAIMENIK GABEKO ERABILTZAILEA" testua bueltatuko du.</text:span></text:p>
      <text:p text:style-name="P6"><text:span text:style-name="T10"/></text:p>
      <text:p text:style-name="P6"><text:span text:style-name="T10">- </text:span><text:span text:style-name="T11">ticketak.txt </text:span><text:span text:style-name="T7">fitxategi berria</text:span><text:span text:style-name="T10">k baliozko ticket-zenbakiak biltegiratzen ditu. toppasswords.txt-ren Passwords karpetra berdinan dago. <text:s/>Fitxategiak hainbat 4 digituko zenbaki ditu, lerroka banaturik.</text:span></text:p>
      <text:p text:style-name="P12"><text:span text:style-name="T9">- </text:span><text:span text:style-name="T8">signUp.html:</text:span></text:p>
      <text:p text:style-name="P7"><text:span text:style-name="T9"/></text:p>
      <text:p text:style-name="P8">&lt;!DOCTYPE html&gt;</text:p>
      <text:p text:style-name="P8">&lt;html&gt;</text:p>
      <text:p text:style-name="P8"><text:s text:c="2"/>&lt;head&gt;</text:p>
      <text:p text:style-name="P8"><text:s text:c="4"/>...</text:p>
      <text:p text:style-name="P8"><text:tab/>&lt;script&gt;</text:p>
      <text:p text:style-name="P8"><text:tab/>...</text:p>
      <text:p text:style-name="P8"><text:tab/><text:span text:style-name="T14">var ticketaOndo = false;</text:span></text:p>
      <text:p text:style-name="P8"><text:tab/>...</text:p>
      <text:p text:style-name="P8"><text:tab/>function checkTicketa(<text:span text:style-name="T17">ticketa</text:span>){</text:p>
      <text:p text:style-name="P8"><text:tab/> <text:s/>xhttp = new XMLHttpRequest();</text:p>
      <text:p text:style-name="P8"><text:tab/> <text:s/>xhttp.onreadystatechange = function(){</text:p>
      <text:p text:style-name="P8"><text:tab/> <text:s text:c="3"/>if ((xhttp.readyState==4)&amp;&amp;(xhttp.status==200)){</text:p>
      <text:p text:style-name="P8"><text:tab/><text:tab/>if(xhttp.responseText == "ERABILTZAILE BAIMENDUA"){</text:p>
      <text:p text:style-name="P9"><text:tab/><text:tab/> <text:s/><text:span text:style-name="T14">ticketaOndo = true;<text:tab/> <text:s text:c="7"/><text:tab/>document.getElementById("ticketOnaErantzuna").style="display:none"</text:span><text:span text:style-name="T15">;</text:span></text:p>
      <text:p text:style-name="P9"><text:span text:style-name="T15"><text:s text:c="12"/></text:span><text:span text:style-name="T15">}</text:span></text:p>
      <text:p text:style-name="P8"><text:tab/><text:tab/>else if(xhttp.responseText == "BAIMENIK GABEKO ERABILTZAILEA"){</text:p>
      <text:p text:style-name="P9"><text:tab/><text:tab/><text:tab/><text:tab/><text:tab/><text:tab/><text:span text:style-name="T14">ticketaOndo = false;<text:tab/><text:tab/><text:tab/><text:tab/><text:tab/>document.getElementById("ticketOnaErantzuna").style="display:inline"</text:span><text:span text:style-name="T15">;</text:span></text:p>
      <text:p text:style-name="P9"><text:span text:style-name="T15"><text:s text:c="12"/></text:span>}</text:p>
      <text:p text:style-name="P8"><text:tab/> <text:s text:c="3"/>}</text:p>
      <text:p text:style-name="P8"><text:tab/> <text:s/>};</text:p>
      <text:p text:style-name="P8"><text:tab/> <text:s/>xhttp.open("GET","../PHP/egiaztatuTicketaBezeroa.php?ticketa="+<text:span text:style-name="T17">ticketa</text:span>, true);</text:p>
      <text:p text:style-name="P8"><text:tab/> <text:s/>xhttp.send();</text:p>
      <text:p text:style-name="P8"><text:tab/> }</text:p>
      <text:p text:style-name="P8"><text:tab/><text:tab/>...<text:tab/><text:tab/></text:p>
      <text:p text:style-name="P8"><text:tab/>function checkAll(){</text:p>
      <text:p text:style-name="P8"><text:tab/> <text:s/>if(!checkNagusia() || !emailOndo || !<text:span text:style-name="T14">ticketaOndo</text:span> || !pasahitzaOndo){</text:p>
      <text:p text:style-name="P8"><text:tab/> <text:s text:c="3"/>return false;</text:p>
      <text:p text:style-name="P8"><text:tab/> <text:s/>}</text:p>
      <text:p text:style-name="P8"><text:tab/> <text:s/>else{ return true; }</text:p>
      <text:p text:style-name="P8"><text:tab/>}</text:p>
      <text:p text:style-name="P8"><text:tab/>&lt;/script&gt;</text:p>
      <text:p text:style-name="P8"><text:tab/>&lt;script src="../JavaScript/signUp.js"&gt;&lt;/script&gt;</text:p>
      <text:p text:style-name="P8"><text:s text:c="2"/>&lt;/head&gt;</text:p>
      <text:p text:style-name="P8"><text:s text:c="2"/>&lt;body&gt;</text:p>
      <text:p text:style-name="P8"><text:s text:c="2"/>&lt;div id='page-wrap'&gt;<text:tab/></text:p>
      <text:p text:style-name="P8"><text:s text:c="4"/>&lt;section class="main" id="s1"&gt;<text:tab/></text:p>
      <text:p text:style-name="P8"><text:tab/>&lt;div id="edukia"&gt;</text:p>
      <text:p text:style-name="P8"><text:tab/><text:tab/>&lt;form id="erregistro" name="erregistro" method="post" onsubmit="return checkAll()" action="../PHP/enrollWithImage.php" enctype="multipart/form-data" &gt;<text:tab/><text:tab/><text:tab/></text:p>
      <text:p text:style-name="P8"><text:tab/><text:tab/><text:tab/>...</text:p>
      <text:p text:style-name="P8"><text:tab/><text:tab/><text:tab/>Erabilpen ticketaren zenbakia:</text:p>
      <text:p text:style-name="P8"><text:tab/><text:tab/><text:tab/>&lt;input type="text" id="<text:span text:style-name="T17">ticketa</text:span>" name="ticketa" size=4 pattern="[0-9]}{4}" required onblur="checkTicketa(<text:span text:style-name="T17">ticketa.value</text:span>)"/&gt;&lt;font color="red"&gt;*&lt;/font&gt;&lt;br/&gt;<text:tab/><text:tab/><text:tab/></text:p>
      <text:p text:style-name="P8"><text:tab/><text:tab/><text:tab/>&lt;input type="submit" value="Ados" /&gt;</text:p>
      <text:p text:style-name="P8"><text:tab/><text:tab/>&lt;/form&gt;&lt;br/&gt;</text:p>
      <text:p text:style-name="P8"><text:tab/><text:tab/>...</text:p>
      <text:p text:style-name="P8"><text:tab/><text:tab/><text:span text:style-name="T14">&lt;div id="ticketOnaErantzuna" style="display: none"&gt;&lt;font color='red'&gt;Ticket hori ez du balio&lt;/font&gt;&lt;/div&gt;</text:span></text:p>
      <text:p text:style-name="P8"><text:tab/><text:tab/>...<text:tab/><text:tab/></text:p>
      <text:p text:style-name="P8"><text:tab/>&lt;/div&gt;</text:p>
      <text:p text:style-name="P8"><text:s text:c="4"/>&lt;/section&gt;</text:p>
      <text:p text:style-name="P8"><text:tab/>...</text:p>
      <text:p text:style-name="P8"><text:s text:c="2"/>&lt;/div&gt;</text:p>
      <text:p text:style-name="P8"><text:s text:c="2"/>&lt;/body&gt;</text:p>
      <text:p text:style-name="P8">&lt;/html&gt;</text:p>
      <text:p text:style-name="P14">- <text:span text:style-name="T2">egiaztatuTicketaBezeroa.php</text:span></text:p>
      <text:p text:style-name="P8"><text:span text:style-name="T2"/></text:p>
      <text:p text:style-name="P11">&lt;?php<text:tab/></text:p>
      <text:p text:style-name="P10"><text:tab/><text:span text:style-name="T23">//nusoap.php klasea gehitzen dugu</text:span></text:p>
      <text:p text:style-name="P10"><text:tab/>require_once($_SERVER['DOCUMENT_ROOT'].DIRECTORY_SEPARATOR.'lib'.DIRECTORY_SEPARATOR.'nuSOAP'.DIRECTORY_SEPARATOR.'nusoap.php');</text:p>
      <text:p text:style-name="P10"><text:tab/>require_once($_SERVER['DOCUMENT_ROOT'].DIRECTORY_SEPARATOR.'lib'.DIRECTORY_SEPARATOR.'nuSOAP'.DIRECTORY_SEPARATOR.'class.wsdlcache.php');</text:p>
      <text:p text:style-name="P10"><text:tab/></text:p>
      <text:p text:style-name="P10"><text:tab/><text:span text:style-name="T23">//soapclient motadun objektua sortzen dugu</text:span></text:p>
      <text:p text:style-name="P10"><text:tab/><text:span text:style-name="T23">//$soapclient = new nusoap_client( 'http://localhost:1234/myquizz/PHP/egiaztatuPasahitza.php?wsdl', true); //localhost</text:span></text:p>
      <text:p text:style-name="P10"><text:tab/>$soapclient = new nusoap_client( '<text:span text:style-name="T21">http://jferrero.esy.es/myquizz-master/PHP/egiaztatuPasahitza.php?wsdl</text:span>', true); <text:span text:style-name="T23">//hostinger</text:span></text:p>
      <text:p text:style-name="P10"><text:tab/></text:p>
      <text:p text:style-name="P10"><text:tab/><text:span text:style-name="T23">//Web-Service-n inplementatu dugun funtzioari dei egiten diogu eta itzultzen diguna inprimatzen dugu</text:span></text:p>
      <text:p text:style-name="P10"><text:tab/>$erantzuna = $soapclient-&gt;call('<text:span text:style-name="T19">egiaztatuT</text:span>',array($_GET['<text:span text:style-name="T17">ticketa</text:span>']));</text:p>
      <text:p text:style-name="P10"><text:tab/>echo $erantzuna;</text:p>
      <text:p text:style-name="P11">?&gt;</text:p>
      <text:p text:style-name="P13">- egiaztatuPasahitza.php</text:p>
      <text:p text:style-name="P10"/>
      <text:p text:style-name="P11">&lt;?php</text:p>
      <text:p text:style-name="P10"><text:tab/><text:span text:style-name="T23">//nusoap.php klasea gehitzen dugu</text:span></text:p>
      <text:p text:style-name="P10"><text:tab/>require_once($_SERVER['DOCUMENT_ROOT'].DIRECTORY_SEPARATOR.'lib'.DIRECTORY_SEPARATOR.'nuSOAP'.DIRECTORY_SEPARATOR.'nusoap.php');</text:p>
      <text:p text:style-name="P10"><text:tab/>require_once($_SERVER['DOCUMENT_ROOT'].DIRECTORY_SEPARATOR.'lib'.DIRECTORY_SEPARATOR.'nuSOAP'.DIRECTORY_SEPARATOR.'class.wsdlcache.php');</text:p>
      <text:p text:style-name="P10"><text:tab/><text:tab/></text:p>
      <text:p text:style-name="P10"><text:tab/><text:span text:style-name="T23">//soap_server motako objektua sortzen dugu</text:span></text:p>
      <text:p text:style-name="P10"><text:tab/><text:span text:style-name="T23">//$ns="http://localhost:1234/myquizz/PHP/egiaztatuPasahitza.php/egiaztatu"; //name of the service (localhost)</text:span></text:p>
      <text:p text:style-name="P10"><text:tab/>$ns="<text:span text:style-name="T21">http://jferrero.esy.es/myquizz-master/PHP/egiaztatuPasahitza.php/egiaztatu</text:span>"; //name of the service (hostinger)</text:p>
      <text:p text:style-name="P10"><text:tab/>$server = new soap_server;</text:p>
      <text:p text:style-name="P10"><text:tab/>$server-&gt;configureWSDL('<text:span text:style-name="T21">egiaztatu</text:span>',$ns);</text:p>
      <text:p text:style-name="P10"><text:tab/>$server-&gt;wsdl-&gt;schemaTargetNamespace=$ns;</text:p>
      <text:p text:style-name="P10"><text:tab/></text:p>
      <text:p text:style-name="P10"><text:tab/>//inplementatu nahi dugun funtzioak erregistratzen ditugu</text:p>
      <text:p text:style-name="P10"><text:tab/>$server-&gt;register('egiaztatuP',<text:tab/><text:tab/><text:tab/>//funtzioaren izena</text:p>
      <text:p text:style-name="P10"><text:tab/><text:tab/>...</text:p>
      <text:p text:style-name="P10"><text:tab/><text:tab/>);</text:p>
      <text:p text:style-name="P10"><text:tab/>$server-&gt;register('<text:span text:style-name="T19">egiaztatuT</text:span>',<text:tab/><text:tab/><text:tab/>//funtzioaren izena</text:p>
      <text:p text:style-name="P10"><text:tab/><text:tab/>array('<text:span text:style-name="T17">ticketa</text:span>'=&gt;'xsd:string'),<text:tab/> <text:s text:c="3"/>//sarrerako parametroak</text:p>
      <text:p text:style-name="P10"><text:tab/><text:tab/>array('erantzuna'=&gt;'xsd:string'),<text:tab/>//irteerako parametroak</text:p>
      <text:p text:style-name="P10"><text:tab/><text:tab/>$ns,<text:tab/><text:tab/><text:tab/><text:tab/><text:tab/><text:tab/><text:tab/><text:tab/>//namespace-a</text:p>
      <text:p text:style-name="P10"><text:tab/><text:tab/>$ns,<text:tab/><text:tab/><text:tab/><text:tab/><text:tab/><text:tab/><text:tab/><text:tab/>//soapaction-a</text:p>
      <text:p text:style-name="P10"><text:tab/><text:tab/>'rpc',<text:tab/><text:tab/><text:tab/><text:tab/><text:tab/><text:tab/><text:tab/><text:tab/>//style-a</text:p>
      <text:p text:style-name="P10"><text:tab/><text:tab/>'encoded'<text:tab/><text:tab/><text:tab/><text:tab/><text:tab/><text:tab/><text:tab/>//erabilera</text:p>
      <text:p text:style-name="P10"><text:tab/><text:tab/>);</text:p>
      <text:p text:style-name="P10"><text:tab/></text:p>
      <text:p text:style-name="P10"><text:tab/>//funtzioa inplementatzen dugu</text:p>
      <text:p text:style-name="P10"><text:tab/>function egiaztatuP($pasahitza){</text:p>
      <text:p text:style-name="P10"><text:tab/><text:tab/>...</text:p>
      <text:p text:style-name="P10"><text:tab/>}</text:p>
      <text:p text:style-name="P10"><text:tab/>function egiaztatuT($<text:span text:style-name="T17">ticketa</text:span>){</text:p>
      <text:p text:style-name="P10"><text:tab/><text:tab/>//Fitxategia irakurtzen da eta edukia aldagai batean gordetzen da</text:p>
      <text:p text:style-name="P10"><text:tab/><text:tab/>$fitx = fopen(dirname(__FILE__) . DIRECTORY_SEPARATOR . '..' . DIRECTORY_SEPARATOR . 'Passwords' . DIRECTORY_SEPARATOR . 'tickets.txt', "r");</text:p>
      <text:p text:style-name="P10"><text:tab/><text:tab/>while (!feof($fitx)) {</text:p>
      <text:p text:style-name="P10"><text:tab/><text:tab/><text:tab/>$lerroa = fgets($fitx);</text:p>
      <text:p text:style-name="P10"><text:tab/><text:tab/><text:tab/>$lerroa = str_replace("\n", "", $lerroa);</text:p>
      <text:p text:style-name="P10"><text:tab/><text:tab/><text:tab/>$lerroa = str_replace("\r", "", $lerroa);</text:p>
      <text:p text:style-name="P10"><text:tab/><text:tab/><text:tab/>if($lerroa === $<text:span text:style-name="T17">ticketa</text:span>){</text:p>
      <text:p text:style-name="P10"><text:tab/><text:tab/><text:tab/><text:tab/>fclose($fitx);<text:tab/><text:tab/><text:tab/><text:tab/></text:p>
      <text:p text:style-name="P10"><text:tab/><text:tab/><text:tab/><text:tab/>return "ERABILTZAILE BAIMENDUA";</text:p>
      <text:p text:style-name="P10"><text:tab/><text:tab/><text:tab/>}</text:p>
      <text:p text:style-name="P10"><text:tab/><text:tab/>}</text:p>
      <text:p text:style-name="P10"><text:tab/><text:tab/>fclose($fitx);<text:tab/><text:tab/></text:p>
      <text:p text:style-name="P10"><text:tab/><text:tab/>return "BAIMENIK GABEKO ERABILTZAILEA";</text:p>
      <text:p text:style-name="P10"><text:tab/>}</text:p>
      <text:p text:style-name="P10"><text:tab/>//nusoap klaseko service metodoari dei egiten diogu</text:p>
      <text:p text:style-name="P10"><text:tab/>$HTTP_RAW_POST_DATA = isset($HTTP_RAW_POST_DATA) ? $HTTP_RAW_POST_DATA : '';</text:p>
      <text:p text:style-name="P10"><text:tab/>$server-&gt;service($HTTP_RAW_POST_DATA);</text:p>
      <text:p text:style-name="P1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1" svg:font-family="'Courier New'" style:font-family-generic="modern" style:font-pitch="fixed"/>
    <style:font-face style:name="Courier New" svg:font-family="'Courier New'"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style:text-properties fo:color="#000000" style:font-name="Courier New" fo:font-family="'Courier New'"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22:18:00</meta:creation-date>
    <meta:editing-duration>PT10M37S</meta:editing-duration>
    <meta:editing-cycles>3</meta:editing-cycles>
    <meta:generator>LibreOffice/5.1.6.2$Windows_x86 LibreOffice_project/07ac168c60a517dba0f0d7bc7540f5afa45f0909</meta:generator>
    <dc:date>2016-11-10T19:40:40.677000000</dc:date>
    <meta:initial-creator>Rosa Arruabarrena</meta:initial-creator>
    <meta:document-statistic meta:table-count="0" meta:image-count="0" meta:object-count="0" meta:page-count="4" meta:paragraph-count="124" meta:word-count="560" meta:character-count="6382" meta:non-whitespace-character-count="5641"/>
    <meta:user-defined meta:name="Info 1"/>
    <meta:user-defined meta:name="Info 2"/>
    <meta:user-defined meta:name="Info 3"/>
    <meta:user-defined meta:name="Info 4"/>
  </office:meta>
</office:document-meta>
</file>